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8-01" calcext:value-type="date">
            <text:p>01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1-01" calcext:value-type="date">
            <text:p>01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1-30" calcext:value-type="date">
            <text:p>30/11/2025</text:p>
          </table:table-cell>
          <table:table-cell table:style-name="ce28" office:value-type="string" calcext:value-type="string">
            <text:p>Mens. 1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2-01" calcext:value-type="date">
            <text:p>01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2-31" calcext:value-type="date">
            <text:p>31/12/2025</text:p>
          </table:table-cell>
          <table:table-cell table:style-name="ce28" office:value-type="string" calcext:value-type="string">
            <text:p>Mens. 1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6-01-04" calcext:value-type="date">
            <text:p>04/01/2026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7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1">00/00/0000</text:date></text:span><text:span text:style-name="MT2"><text:s/>- </text:span><text:span text:style-name="MT2"><text:time style:data-style-name="N2" text:time-value="10:39:37.674259800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0:39:37.681121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5:02:04</meta:creation-date>
    <dc:date>2026-01-21T10:39:56.203289000</dc:date>
    <meta:print-date>2019-10-31T18:04:07.913029257</meta:print-date>
    <dc:language>pt-PT</dc:language>
    <meta:editing-cycles>559</meta:editing-cycles>
    <meta:editing-duration>P1DT8H31M32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